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11.311cm"/>
    </style:style>
    <style:style style:name="gr2" style:family="graphic" style:parent-style-name="standard">
      <style:graphic-properties draw:textarea-horizontal-align="justify" draw:textarea-vertical-align="top" draw:auto-grow-height="false" fo:min-height="0.766cm" fo:min-width="4.453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1.811cm" svg:height="1.016cm" svg:x="4.556cm" svg:y="2.905cm">
          <text:p text:style-name="P1">Bindings Commons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953cm" svg:height="1.016cm" svg:x="4.556cm" svg:y="4.81cm">
          <text:p text:style-name="P1">Master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953cm" svg:height="1.016cm" svg:x="11.414cm" svg:y="4.81cm"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953cm" svg:height="1.016cm" svg:x="11.414cm" svg:y="6.588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953cm" svg:height="1.016cm" svg:x="4.556cm" svg:y="6.588cm">
          <text:p text:style-name="P1">Util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032cm" svg:y1="4.81cm" svg:x2="10.461cm" svg:y2="3.921cm" draw:start-shape="id1" draw:start-glue-point="0" draw:end-shape="id2" draw:end-glue-point="2" svg:d="M7032 4810v-444h3429v-445" svg:viewBox="0 0 3430 890">
          <text:p/>
        </draw:connector>
        <draw:connector draw:style-name="gr3" draw:text-style-name="P1" draw:layer="layout" svg:x1="9.509cm" svg:y1="5.318cm" svg:x2="11.414cm" svg:y2="5.318cm" draw:start-shape="id1" draw:start-glue-point="1" draw:end-shape="id3" svg:d="M9509 5318h1905" svg:viewBox="0 0 1906 1">
          <text:p/>
        </draw:connector>
        <draw:connector draw:style-name="gr3" draw:text-style-name="P1" draw:layer="layout" svg:x1="7.032cm" svg:y1="6.588cm" svg:x2="7.032cm" svg:y2="5.826cm" draw:start-shape="id4" draw:end-shape="id1" draw:end-glue-point="2" svg:d="M7032 6588v-762" svg:viewBox="0 0 1 763">
          <text:p/>
        </draw:connector>
        <draw:connector draw:style-name="gr3" draw:text-style-name="P1" draw:layer="layout" draw:line-skew="0.247cm 3.366cm" svg:x1="7.032cm" svg:y1="6.588cm" svg:x2="13.89cm" svg:y2="5.826cm" draw:start-shape="id4" draw:start-glue-point="0" draw:end-shape="id3" draw:end-glue-point="2" svg:d="M7032 6588v-254h6795v-7h63v-501" svg:viewBox="0 0 6859 763">
          <text:p/>
        </draw:connector>
        <draw:connector draw:style-name="gr3" draw:text-style-name="P1" draw:layer="layout" svg:x1="13.89cm" svg:y1="5.826cm" svg:x2="13.89cm" svg:y2="6.588cm" draw:start-shape="id3" draw:start-glue-point="2" draw:end-shape="id5" draw:end-glue-point="0" svg:d="M13890 5826v762" svg:viewBox="0 0 1 7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3T12:12:16.648107513</meta:creation-date>
    <dc:date>2019-01-03T12:31:06.786335004</dc:date>
    <meta:editing-duration>PT8M19S</meta:editing-duration>
    <meta:editing-cycles>2</meta:editing-cycles>
    <meta:generator>LibreOffice/6.0.7.3$Linux_X86_64 LibreOffice_project/00m0$Build-3</meta:generator>
    <meta:document-statistic meta:object-count="10"/>
  </office:meta>
</office:document-meta>
</file>